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347" officeooo:paragraph-rsid="00140347"/>
    </style:style>
    <style:style style:name="P2" style:family="paragraph" style:parent-style-name="Text_20_body">
      <style:text-properties officeooo:paragraph-rsid="00140347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normal" officeooo:rsid="00140347" officeooo:paragraph-rsid="00140347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normal" officeooo:rsid="00140347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fo:font-weight="normal" officeooo:rsid="0017772c" style:text-blinking="false" fo:background-color="transparent" loext:char-shading-value="0"/>
    </style:style>
    <style:style style:name="T3" style:family="text">
      <style:text-properties officeooo:rsid="001a3401"/>
    </style:style>
    <style:style style:name="T4" style:family="text">
      <style:text-properties officeooo:rsid="001ec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c002913-7fff-8395-c425-7da84cc27cb9"/><text:span text:style-name="T1">Specifications </text:span><text:span text:style-name="T2">for the Tomasulo algorithm implementation in python </text:span><text:span text:style-name="T1">:</text:span></text:p>
      <text:p text:style-name="P4"/>
      <text:p text:style-name="P3">1) Load-store architecture</text:p>
      <text:p text:style-name="P3">2) Functional units used - 2 floating-point adders, 2 floating-point multipliers, 2 integer adders, integer multipliers, 2 logic-units, 2 memory-access units</text:p>
      <text:p text:style-name="P3">3) The time taken by each functional unit, <text:span text:style-name="T4">values in the register and main memory</text:span> can be modified in the first few lines of the code</text:p>
      <text:p text:style-name="P3">4) <text:span text:style-name="T3">3</text:span> reservation stations <text:span text:style-name="T3">for each functional unit</text:span></text:p>
      <text:p text:style-name="P3">5) 16 registers</text:p>
      <text:p text:style-name="P3">6) 256 byte main memory since an 8 bit address is used in the load and store commands</text:p>
      <text:p text:style-name="P3">7) The required instructions can be executed by writing them in the ‘instructions.txt’ file, with each line ending with a semicolon(;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4:54:30.891568589</meta:creation-date>
    <dc:date>2020-06-01T22:20:33.620527921</dc:date>
    <meta:editing-duration>PT25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9" meta:character-count="667" meta:non-whitespace-character-count="566"/>
  </office:meta>
</office:document-meta>
</file>